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ailValidator.isValidDomain( String doma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mailValidator.isValidSymbolicDomain( String domai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EmailValidator.stripComments( String email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mailValidator.Email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Validator.isValidIpAddress( Perl5Util ipAddressMatch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mailValidator.isValid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ailValidator.isValid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